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unded Mgen+ 2p regular" svg:font-family="'Rounded Mgen+ 2p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3.75cm"/>
    </style:style>
    <style:style style:name="gr2" style:family="graphic" style:parent-style-name="standard">
      <style:graphic-properties draw:stroke="none" svg:stroke-color="#000000" draw:fill="none" draw:fill-color="#ffffff" fo:min-height="247.95cm"/>
    </style:style>
    <style:style style:name="P1" style:family="paragraph">
      <loext:graphic-properties draw:fill="none" draw:fill-color="#ffffff"/>
    </style:style>
    <style:style style:name="P2" style:family="paragraph">
      <style:text-properties style:font-name="Rounded Mgen+ 2p regular" fo:font-size="400pt" style:font-name-asian="Rounded Mgen+ 2p regular" style:font-size-asian="400pt" style:font-size-complex="400pt"/>
    </style:style>
    <style:style style:name="P3" style:family="paragraph">
      <loext:graphic-properties draw:fill="none" draw:fill-color="#ffffff"/>
      <style:text-properties style:font-name="Rounded Mgen+ 2p regular" fo:font-size="400pt" style:font-name-asian="Rounded Mgen+ 2p regular" style:font-size-asian="400pt" style:font-size-complex="400pt"/>
    </style:style>
    <style:style style:name="T1" style:family="text">
      <style:text-properties style:font-name="Rounded Mgen+ 2p regular" fo:font-size="400pt" fo:font-weight="normal" style:font-name-asian="Rounded Mgen+ 2p regular" style:font-size-asian="400pt" style:font-weight-asian="normal" style:font-size-complex="400pt" style:font-weight-complex="normal"/>
    </style:style>
    <style:style style:name="T2" style:family="text">
      <style:text-properties style:font-name="Rounded Mgen+ 2p regular" fo:font-size="400pt" style:font-name-asian="Rounded Mgen+ 2p regular" style:font-size-asian="400pt" style:font-size-complex="4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55.1cm" svg:height="244cm" svg:x="24.3cm" svg:y="32.8cm">
          <draw:text-box>
            <text:p>ga</text:p>
          </draw:text-box>
        </draw:frame>
        <draw:frame draw:style-name="gr2" draw:text-style-name="P3" draw:layer="layout" svg:width="250.3cm" svg:height="248.2cm" svg:x="23.3cm" svg:y="31.2cm">
          <draw:text-box>
            <text:p text:style-name="P2"><text:span text:style-name="T1">使用法</text:span></text:p>
            <text:p text:style-name="P2"><text:span text:style-name="T2"/></text:p>
            <text:p text:style-name="P2"><text:span text:style-name="T2">1. </text:span><text:span text:style-name="T2">画像を読み込む</text:span></text:p>
            <text:p text:style-name="P2"><text:span text:style-name="T2">2. </text:span><text:span text:style-name="T2">ホモグラフィ変換したい領域を</text:span></text:p>
            <text:p text:style-name="P2"><text:span text:style-name="T2"><text:s text:c="4"/></text:span><text:span text:style-name="T2">マウスで選択します</text:span></text:p>
            <text:p text:style-name="P2"><text:span text:style-name="T2">3. </text:span><text:span text:style-name="T2">「実行」を押す</text:span></text:p>
            <text:p text:style-name="P2"><text:span text:style-name="T2"/></text:p>
            <text:p text:style-name="P2"><text:span text:style-name="T2">四角形の選択を誤った場合や、</text:span></text:p>
            <text:p text:style-name="P2"><text:span text:style-name="T2">もう一度やり直したい場合は、</text:span></text:p>
            <text:p text:style-name="P2"><text:span text:style-name="T2">「やりなおし」ボタンか</text:span><text:span text:style-name="T2">Esc</text:span><text:span text:style-name="T2">キーを押すとリセットできます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unded Mgen+ 2p regular" svg:font-family="'Rounded Mgen+ 2p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20:17:29.336588912</meta:creation-date>
    <dc:date>2020-05-18T20:25:45.688354042</dc:date>
    <meta:editing-duration>PT8M18S</meta:editing-duration>
    <meta:editing-cycles>1</meta:editing-cycles>
    <meta:document-statistic meta:object-count="2"/>
    <meta:generator>LibreOffice/6.0.7.3$Linux_X86_64 LibreOffice_project/00m0$Build-3</meta:generator>
  </office:meta>
</office:document-meta>
</file>